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a3b" officeooo:paragraph-rsid="0014da3b"/>
    </style:style>
    <style:style style:name="P2" style:family="paragraph" style:parent-style-name="Standard">
      <style:text-properties officeooo:rsid="0014da3b" officeooo:paragraph-rsid="0018678b"/>
    </style:style>
    <style:style style:name="P3" style:family="paragraph" style:parent-style-name="Standard">
      <style:text-properties officeooo:rsid="00161e1a" officeooo:paragraph-rsid="00161e1a"/>
    </style:style>
    <style:style style:name="P4" style:family="paragraph" style:parent-style-name="Standard">
      <style:text-properties officeooo:rsid="0016d764" officeooo:paragraph-rsid="0016d764"/>
    </style:style>
    <style:style style:name="P5" style:family="paragraph" style:parent-style-name="Standard">
      <style:text-properties officeooo:rsid="0014da3b" officeooo:paragraph-rsid="0019cddd"/>
    </style:style>
    <style:style style:name="T1" style:family="text">
      <style:text-properties officeooo:rsid="00161e1a"/>
    </style:style>
    <style:style style:name="T2" style:family="text">
      <style:text-properties officeooo:rsid="0016d764"/>
    </style:style>
    <style:style style:name="T3" style:family="text">
      <style:text-properties officeooo:rsid="001867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stallation</text:p>
      <text:p text:style-name="P1"/>
      <text:p text:style-name="P1">Serveur</text:p>
      <text:p text:style-name="P1">→ <text:span text:style-name="T2">Télécharger et installer l’APK « DeviceControllerServer-1.0.0.apk» sur le device servant d’observateur</text:span></text:p>
      <text:p text:style-name="P1">→<text:span text:style-name="T2"> Lancer l’application</text:span></text:p>
      <text:p text:style-name="P1">→ Régler Les options : <text:span text:style-name="T3">Les options permettent de sélectionner les informations qui seront sondées par le serveur. Elles sont disponibles via l’icône options sur la page principale du serveur. Pour récupérer l’information, cocher la case correspondante.</text:span></text:p>
      <text:p text:style-name="P2"/>
      <text:p text:style-name="P1">Client</text:p>
      <text:p text:style-name="P5">→ <text:span text:style-name="T2">Télécharger et i</text:span>nstaller l’APK « <text:span text:style-name="T2">DeviceControllerServer-1.0.0.apk </text:span>» <text:span text:style-name="T2">sur le device à observer</text:span></text:p>
      <text:p text:style-name="P1">→<text:span text:style-name="T2"> Lancer l’application</text:span></text:p>
      <text:p text:style-name="P1"/>
      <text:p text:style-name="P1">Première connexion</text:p>
      <text:p text:style-name="P1">→ Serveur : Générer un tag et le transmettre au <text:span text:style-name="T1">client</text:span></text:p>
      <text:p text:style-name="P1">→<text:span text:style-name="T1"> Client : Paramétrer l’adresse IP du serveur et Utiliser le Tag</text:span></text:p>
      <text:p text:style-name="P1"/>
      <text:p text:style-name="P3">Client : Gérer les permissions</text:p>
      <text:p text:style-name="P3"/>
      <text:p text:style-name="P3">Serveur : Visualiser les données d’un client</text:p>
      <text:p text:style-name="P3">→ Sélection<text:span text:style-name="T2">ner le </text:span>client <text:span text:style-name="T2">dans le menu contextuel (gauche)</text:span></text:p>
      <text:p text:style-name="P3">→<text:span text:style-name="T2"> Dans la partie centrale, l’ensemble des informations disponibles apparaissent sous forme d’icones</text:span></text:p>
      <text:p text:style-name="P3">→<text:span text:style-name="T2"> Sélectionner l’icone correspondante</text:span></text:p>
      <text:p text:style-name="P3"/>
      <text:p text:style-name="P4">Liste des informations : </text:p>
      <text:p text:style-name="P3">→ Informations connexions</text:p>
      <text:p text:style-name="P3">→ Journal d’appel</text:p>
      <text:p text:style-name="P3">→ Batterie</text:p>
      <text:p text:style-name="P3">→ Position</text:p>
      <text:p text:style-name="P3">→ Prise de vue Caméra</text:p>
      <text:p text:style-name="P3"/>
      <text:p text:style-name="P3"/>
      <text:p text:style-name="P3"/>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1:31:08.474684530</meta:creation-date>
    <dc:date>2019-03-11T12:50:48.744304598</dc:date>
    <meta:editing-duration>PT5M3S</meta:editing-duration>
    <meta:editing-cycles>2</meta:editing-cycles>
    <meta:generator>LibreOffice/6.0.7.3$Linux_X86_64 LibreOffice_project/00m0$Build-3</meta:generator>
    <meta:document-statistic meta:table-count="0" meta:image-count="0" meta:object-count="0" meta:page-count="1" meta:paragraph-count="22" meta:word-count="153" meta:character-count="1030" meta:non-whitespace-character-count="898"/>
  </office:meta>
</office:document-meta>
</file>